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Verdan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66" style:font-name="Verdana1"/>
    </style:style>
    <style:style style:name="T4" style:family="text">
      <style:text-properties fo:color="#000066" style:font-name="Verdana1" fo:font-weight="bold"/>
    </style:style>
    <style:style style:name="T5" style:family="text">
      <style:text-properties fo:color="#000066" style:font-name="Verdana1" style:text-underline-style="solid" style:text-underline-width="auto" style:text-underline-color="font-color" fo:font-weight="bold"/>
    </style:style>
    <style:style style:name="T6" style:family="text">
      <style:text-properties fo:color="#660066" style:font-name="Verdana1"/>
    </style:style>
    <style:style style:name="T7" style:family="text">
      <style:text-properties fo:color="#660066" style:font-name="Verdana1" style:text-underline-style="solid" style:text-underline-width="auto" style:text-underline-color="font-color" fo:font-weight="bold"/>
    </style:style>
    <style:style style:name="T8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xican Chicken over Brown Rice</text:p>
      <text:p text:style-name="Standard">Crystal Miller</text:p>
      <text:p text:style-name="Standard"/>
      <text:p text:style-name="Standard">Boneless, skinless chicken pieces (I buy thighs because they are more moist than white meat and cost less), amount needed to feed your family.. the recipe is very flexible</text:p>
      <text:p text:style-name="Standard">2 cups frozen corn</text:p>
      <text:p text:style-name="Standard">2 to 3 cups cooked beans ( The choice is yours: pintos, black beans, red beans or a mix of all. My preference for this meal is black beans which I cook the day before or at night in the crockpot before I go to bed so they will be ready in the morning)</text:p>
      <text:p text:style-name="Standard">1 can of Rotel spicy tomatoes </text:p>
      <text:p text:style-name="Standard">Cheese, grated</text:p>
      <text:p text:style-name="Standard"/>
      <text:p text:style-name="Standard">Place everything in the crockpot in order given except for cheese. Cook on low for about 8 hours. Sprinkle cheese over the top about one hour before serving. </text:p>
      <text:p text:style-name="Standard"/>
      <text:p text:style-name="Standard">Serve over Brown Ric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11:12.76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9" meta:word-count="134" meta:character-count="708"/>
  </office:meta>
</office:document-meta>
</file>